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atin Modern Mono Prop" svg:font-family="'Latin Modern Mono Prop'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9.103cm" fo:margin-left="-0.942cm" table:align="left"/>
    </style:style>
    <style:style style:name="Table1.A" style:family="table-column">
      <style:table-column-properties style:column-width="6.35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6.95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103cm" fo:margin-left="-0.995cm" table:align="left"/>
    </style:style>
    <style:style style:name="Table2.A" style:family="table-column">
      <style:table-column-properties style:column-width="6.509cm"/>
    </style:style>
    <style:style style:name="Table2.B" style:family="table-column">
      <style:table-column-properties style:column-width="5.689cm"/>
    </style:style>
    <style:style style:name="Table2.C" style:family="table-column">
      <style:table-column-properties style:column-width="6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2" style:family="table-row">
      <style:table-row-properties style:min-row-height="5.36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209cm" fo:margin-left="-1.074cm" table:align="left"/>
    </style:style>
    <style:style style:name="Table3.A" style:family="table-column">
      <style:table-column-properties style:column-width="6.588cm"/>
    </style:style>
    <style:style style:name="Table3.B" style:family="table-column">
      <style:table-column-properties style:column-width="5.689cm"/>
    </style:style>
    <style:style style:name="Table3.C" style:family="table-column">
      <style:table-column-properties style:column-width="6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5.366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209cm" fo:margin-left="-1.127cm" table:align="left"/>
    </style:style>
    <style:style style:name="Table4.A" style:family="table-column">
      <style:table-column-properties style:column-width="6.641cm"/>
    </style:style>
    <style:style style:name="Table4.B" style:family="table-column">
      <style:table-column-properties style:column-width="5.689cm"/>
    </style:style>
    <style:style style:name="Table4.C" style:family="table-column">
      <style:table-column-properties style:column-width="6.87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2" style:family="table-row">
      <style:table-row-properties style:min-row-height="5.36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182cm" fo:margin-left="-1.101cm" table:align="left"/>
    </style:style>
    <style:style style:name="Table5.A" style:family="table-column">
      <style:table-column-properties style:column-width="6.615cm"/>
    </style:style>
    <style:style style:name="Table5.B" style:family="table-column">
      <style:table-column-properties style:column-width="5.689cm"/>
    </style:style>
    <style:style style:name="Table5.C" style:family="table-column">
      <style:table-column-properties style:column-width="6.87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2" style:family="table-row">
      <style:table-row-properties style:min-row-height="5.366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IPAexGothic" fo:font-size="16pt" style:text-underline-style="none" fo:font-weight="normal" officeooo:rsid="002d3b7e" officeooo:paragraph-rsid="002d3b7e" style:font-size-asian="14pt" style:font-weight-asian="normal" style:font-size-complex="16pt" style:font-weight-complex="normal"/>
    </style:style>
    <style:style style:name="P2" style:family="paragraph" style:parent-style-name="Standard">
      <style:text-properties fo:color="#000000" style:font-name="IPAexGothic" fo:font-size="16pt" style:text-underline-style="none" fo:font-weight="normal" officeooo:rsid="002d3b7e" officeooo:paragraph-rsid="004484d9" style:font-size-asian="14pt" style:font-weight-asian="normal" style:font-size-complex="16pt" style:font-weight-complex="normal"/>
    </style:style>
    <style:style style:name="P3" style:family="paragraph" style:parent-style-name="Standard">
      <style:text-properties fo:color="#000000" style:font-name="IPAexGothic" fo:font-size="16pt" style:text-underline-style="none" fo:font-weight="bold" officeooo:rsid="0040c254" officeooo:paragraph-rsid="002d3b7e" style:font-size-asian="14pt" style:font-weight-asian="bold" style:font-size-complex="16pt" style:font-weight-complex="bold"/>
    </style:style>
    <style:style style:name="P4" style:family="paragraph" style:parent-style-name="Standard">
      <style:text-properties fo:color="#000000" style:font-name="Latin Modern Mono Prop" fo:font-size="14pt" style:text-underline-style="none" fo:font-weight="normal" officeooo:rsid="0042d905" officeooo:paragraph-rsid="00488ba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000000" style:font-name="Latin Modern Mono Prop" fo:font-size="14pt" style:text-underline-style="none" fo:font-weight="normal" officeooo:rsid="00488bac" officeooo:paragraph-rsid="00488bac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Latin Modern Mono Prop" fo:font-size="16pt" style:text-underline-style="none" fo:font-weight="normal" officeooo:rsid="004ab6c9" officeooo:paragraph-rsid="004ab6c9" style:font-size-asian="14pt" style:font-weight-asian="normal" style:font-size-complex="16pt" style:font-weight-complex="normal"/>
    </style:style>
    <style:style style:name="P7" style:family="paragraph" style:parent-style-name="Standard">
      <style:text-properties fo:color="#1c3687" style:font-name="Comfortaa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omfortaa" fo:font-weight="bold" style:font-weight-asian="bold" style:font-weight-complex="bold"/>
    </style:style>
    <style:style style:name="P9" style:family="paragraph" style:parent-style-name="Standard">
      <style:text-properties fo:color="#009353" style:font-name="Comfortaa" fo:font-size="14pt" style:text-underline-style="none" fo:font-weight="normal" officeooo:rsid="000f202c" officeooo:paragraph-rsid="000f202c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9353" style:font-name="Comfortaa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3d73" style:font-name="Comfortaa" fo:font-size="20pt" style:text-underline-style="none" fo:font-weight="bold" officeooo:rsid="00122446" officeooo:paragraph-rsid="00122446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003d73" style:font-name="IPAexGothic" fo:font-size="16pt" style:text-underline-style="none" fo:font-weight="bold" officeooo:rsid="00122446" officeooo:paragraph-rsid="00122446" style:font-size-asian="14pt" style:font-weight-asian="bold" style:font-size-complex="16pt" style:font-weight-complex="bold"/>
    </style:style>
    <style:style style:name="P13" style:family="paragraph" style:parent-style-name="Standard">
      <style:text-properties fo:color="#003d73" style:font-name="IPAexGothic" fo:font-size="20pt" style:text-underline-style="none" fo:font-weight="bold" officeooo:rsid="002d3b7e" officeooo:paragraph-rsid="002d3b7e" style:font-size-asian="20pt" style:font-weight-asian="bold" style:font-size-complex="20pt" style:font-weight-complex="bold"/>
    </style:style>
    <style:style style:name="P14" style:family="paragraph" style:parent-style-name="Standard">
      <style:text-properties officeooo:paragraph-rsid="000f202c"/>
    </style:style>
    <style:style style:name="P15" style:family="paragraph" style:parent-style-name="Standard">
      <style:text-properties fo:color="#ed1c24" style:font-name="Comfortaa" fo:font-size="16pt" style:text-underline-style="none" fo:font-weight="bold" officeooo:rsid="0042d905" officeooo:paragraph-rsid="0042d905" style:font-size-asian="14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mfortaa" fo:font-size="14pt" fo:font-weight="bold" officeooo:rsid="004383fd" officeooo:paragraph-rsid="004383f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fortaa" fo:font-size="14pt" fo:font-weight="bold" officeooo:rsid="004383fd" officeooo:paragraph-rsid="004484d9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mfortaa" fo:font-size="14pt" fo:font-weight="bold" officeooo:rsid="004796ba" officeooo:paragraph-rsid="004796ba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mfortaa" fo:font-size="14pt" fo:font-weight="bold" officeooo:rsid="00488bac" officeooo:paragraph-rsid="00488bac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mfortaa" fo:font-size="14pt" fo:font-weight="bold" officeooo:rsid="00492ff4" officeooo:paragraph-rsid="00492ff4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Latin Modern Mono Prop" fo:font-size="14pt" style:font-size-asian="14pt" style:font-size-complex="14pt"/>
    </style:style>
    <style:style style:name="P22" style:family="paragraph" style:parent-style-name="Table_20_Contents">
      <style:text-properties style:font-name="Latin Modern Mono Prop" fo:font-size="14pt" officeooo:paragraph-rsid="004484d9" style:font-size-asian="14pt" style:font-size-complex="14pt"/>
    </style:style>
    <style:style style:name="P23" style:family="paragraph" style:parent-style-name="Table_20_Contents">
      <style:text-properties style:font-name="Latin Modern Mono Prop" fo:font-size="14pt" officeooo:paragraph-rsid="0044edbc" style:font-size-asian="14pt" style:font-size-complex="14pt"/>
    </style:style>
    <style:style style:name="P24" style:family="paragraph" style:parent-style-name="Table_20_Contents">
      <style:text-properties style:font-name="Latin Modern Mono Prop" fo:font-size="14pt" officeooo:paragraph-rsid="00468a2f" style:font-size-asian="14pt" style:font-size-complex="14pt"/>
    </style:style>
    <style:style style:name="P25" style:family="paragraph" style:parent-style-name="Table_20_Contents">
      <style:text-properties style:font-name="Latin Modern Mono Prop" fo:font-size="14pt" officeooo:paragraph-rsid="004796ba" style:font-size-asian="14pt" style:font-size-complex="14pt"/>
    </style:style>
    <style:style style:name="P26" style:family="paragraph" style:parent-style-name="Table_20_Contents">
      <style:text-properties style:font-name="Latin Modern Mono Prop" fo:font-size="14pt" officeooo:rsid="00492ff4" officeooo:paragraph-rsid="00492ff4" style:font-size-asian="14pt" style:font-size-complex="14pt"/>
    </style:style>
    <style:style style:name="P27" style:family="paragraph" style:parent-style-name="Table_20_Contents">
      <style:text-properties style:font-name="Latin Modern Mono Prop" fo:font-size="14pt" officeooo:rsid="0049e398" officeooo:paragraph-rsid="0049e398" style:font-size-asian="14pt" style:font-size-complex="14pt"/>
    </style:style>
    <style:style style:name="P28" style:family="paragraph" style:parent-style-name="Standard" style:list-style-name="L1">
      <style:text-properties fo:color="#003d73" style:font-name="IPAexGothic" fo:font-size="16pt" style:text-underline-style="none" fo:font-weight="bold" officeooo:rsid="00122446" officeooo:paragraph-rsid="00122446" style:font-size-asian="14pt" style:font-weight-asian="bold" style:font-size-complex="16pt" style:font-weight-complex="bold"/>
    </style:style>
    <style:style style:name="P29" style:family="paragraph" style:parent-style-name="Standard" style:list-style-name="L2">
      <style:text-properties fo:color="#ed1c24" style:font-name="Comfortaa" fo:font-size="16pt" style:text-underline-style="none" fo:font-weight="bold" officeooo:rsid="0042d905" officeooo:paragraph-rsid="0042d905" style:font-size-asian="14pt" style:font-weight-asian="bold" style:font-size-complex="16pt" style:font-weight-complex="bold"/>
    </style:style>
    <style:style style:name="P30" style:family="paragraph" style:parent-style-name="Standard" style:list-style-name="L2">
      <style:text-properties fo:color="#ed1c24" style:font-name="Comfortaa" fo:font-size="16pt" style:text-underline-style="none" fo:font-weight="bold" officeooo:rsid="0042d905" officeooo:paragraph-rsid="004484d9" style:font-size-asian="14pt" style:font-weight-asian="bold" style:font-size-complex="16pt" style:font-weight-complex="bold"/>
    </style:style>
    <style:style style:name="P31" style:family="paragraph" style:parent-style-name="Standard">
      <style:text-properties fo:color="#ed1c24" style:font-name="Comfortaa" fo:font-size="16pt" style:text-underline-style="none" fo:font-weight="bold" officeooo:rsid="0042d905" officeooo:paragraph-rsid="004484d9" style:font-size-asian="14pt" style:font-weight-asian="bold" style:font-size-complex="16pt" style:font-weight-complex="bold"/>
    </style:style>
    <style:style style:name="P32" style:family="paragraph" style:parent-style-name="Standard" style:list-style-name="L3">
      <style:text-properties fo:color="#ed1c24" style:font-name="Comfortaa" fo:font-size="16pt" style:text-underline-style="none" fo:font-weight="bold" officeooo:rsid="004ab6c9" officeooo:paragraph-rsid="004ab6c9" style:font-size-asian="14pt" style:font-weight-asian="bold" style:font-size-complex="16pt" style:font-weight-complex="bold"/>
    </style:style>
    <style:style style:name="P33" style:family="paragraph" style:parent-style-name="Standard" style:list-style-name="L2">
      <style:text-properties fo:color="#ed1c24" style:font-name="Comfortaa" fo:font-size="16pt" style:text-underline-style="none" fo:font-weight="bold" officeooo:rsid="004f74c8" officeooo:paragraph-rsid="004f74c8" style:font-size-asian="14pt" style:font-weight-asian="bold" style:font-size-complex="16pt" style:font-weight-complex="bold"/>
    </style:style>
    <style:style style:name="P34" style:family="paragraph" style:parent-style-name="Standard" style:list-style-name="L2">
      <style:text-properties fo:color="#ed1c24" style:font-name="Comfortaa" fo:font-size="16pt" style:text-underline-style="none" fo:font-weight="bold" officeooo:rsid="0054de1b" officeooo:paragraph-rsid="0054de1b" style:font-size-asian="14pt" style:font-weight-asian="bold" style:font-size-complex="16pt" style:font-weight-complex="bold"/>
    </style:style>
    <style:style style:name="P35" style:family="paragraph" style:parent-style-name="Standard" style:list-style-name="L2">
      <style:text-properties fo:color="#000000" style:font-name="Latin Modern Mono Prop" fo:font-size="14pt" style:text-underline-style="none" fo:font-weight="normal" officeooo:rsid="0042d905" officeooo:paragraph-rsid="004383fd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color="#000000" style:font-name="Latin Modern Mono Prop" fo:font-size="14pt" style:text-underline-style="none" fo:font-weight="normal" officeooo:rsid="0042d905" officeooo:paragraph-rsid="00488bac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color="#000000" style:font-name="Latin Modern Mono Prop" fo:font-size="14pt" style:text-underline-style="none" fo:font-weight="normal" officeooo:rsid="0042d905" officeooo:paragraph-rsid="0049e398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color="#000000" style:font-name="Latin Modern Mono Prop" fo:font-size="14pt" style:text-underline-style="none" fo:font-weight="normal" officeooo:rsid="004f74c8" officeooo:paragraph-rsid="004f74c8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style:text-properties fo:color="#000000" style:font-name="Latin Modern Mono Prop" fo:font-size="16pt" style:text-underline-style="none" fo:font-weight="normal" officeooo:rsid="004ab6c9" officeooo:paragraph-rsid="004ab6c9" style:font-size-asian="14pt" style:font-weight-asian="normal" style:font-size-complex="16pt" style:font-weight-complex="normal"/>
    </style:style>
    <style:style style:name="P40" style:family="paragraph" style:parent-style-name="Standard" style:list-style-name="L3">
      <style:text-properties fo:color="#000000" style:font-name="Latin Modern Mono Prop" fo:font-size="16pt" style:text-underline-style="none" fo:font-weight="normal" officeooo:rsid="004ab6c9" officeooo:paragraph-rsid="004c4a0a" style:font-size-asian="14pt" style:font-weight-asian="normal" style:font-size-complex="16pt" style:font-weight-complex="normal"/>
    </style:style>
    <style:style style:name="P41" style:family="paragraph" style:parent-style-name="Standard" style:list-style-name="L3">
      <style:text-properties fo:color="#000000" style:font-name="Latin Modern Mono Prop" fo:font-size="16pt" style:text-underline-style="none" fo:font-weight="normal" officeooo:rsid="004c4a0a" officeooo:paragraph-rsid="004c4a0a" style:font-size-asian="14pt" style:font-weight-asian="normal" style:font-size-complex="16pt" style:font-weight-complex="normal"/>
    </style:style>
    <style:style style:name="P42" style:family="paragraph" style:parent-style-name="Standard" style:list-style-name="L3">
      <style:text-properties fo:color="#000000" style:font-name="Latin Modern Mono Prop" fo:font-size="16pt" style:text-underline-style="none" fo:font-weight="bold" officeooo:rsid="004ab6c9" officeooo:paragraph-rsid="004ab6c9" style:font-size-asian="14pt" style:font-weight-asian="bold" style:font-size-complex="16pt" style:font-weight-complex="bold"/>
    </style:style>
    <style:style style:name="P43" style:family="paragraph" style:parent-style-name="Standard" style:list-style-name="L3">
      <style:text-properties fo:color="#000000" style:font-name="Latin Modern Mono Prop" fo:font-size="16pt" style:text-underline-style="none" fo:font-weight="bold" officeooo:rsid="004ab6c9" officeooo:paragraph-rsid="004c4a0a" style:font-size-asian="14pt" style:font-weight-asian="bold" style:font-size-complex="16pt" style:font-weight-complex="bold"/>
    </style:style>
    <style:style style:name="P44" style:family="paragraph" style:parent-style-name="Standard" style:list-style-name="L2">
      <style:text-properties fo:color="#000000" style:font-name="Comfortaa" fo:font-size="14pt" style:text-underline-style="none" fo:font-weight="bold" officeooo:rsid="0042d905" officeooo:paragraph-rsid="0042d905" style:font-size-asian="12.25pt" style:font-weight-asian="bold" style:font-size-complex="14pt" style:font-weight-complex="bold"/>
    </style:style>
    <style:style style:name="P45" style:family="paragraph" style:parent-style-name="Standard" style:list-style-name="L2">
      <style:text-properties fo:color="#000000" style:font-name="Comfortaa" fo:font-size="14pt" style:text-underline-style="none" fo:font-weight="bold" officeooo:rsid="00501a72" officeooo:paragraph-rsid="00501a72" style:font-size-asian="12.25pt" style:font-weight-asian="bold" style:font-size-complex="14pt" style:font-weight-complex="bold"/>
    </style:style>
    <style:style style:name="P46" style:family="paragraph" style:parent-style-name="Standard" style:list-style-name="L2">
      <style:text-properties fo:color="#000000" style:font-name="Comfortaa" fo:font-size="14pt" style:text-underline-style="none" fo:font-weight="bold" officeooo:rsid="00516060" officeooo:paragraph-rsid="00516060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Comfortaa" fo:font-size="14pt" style:text-underline-style="none" fo:font-weight="bold" officeooo:rsid="00516060" officeooo:paragraph-rsid="00516060" style:font-size-asian="12.25pt" style:font-weight-asian="bold" style:font-size-complex="14pt" style:font-weight-complex="bold"/>
    </style:style>
    <style:style style:name="P48" style:family="paragraph" style:parent-style-name="Standard" style:list-style-name="L3">
      <style:text-properties fo:color="#000000" style:font-name="IPAexGothic" fo:font-size="16pt" style:text-underline-style="none" fo:font-weight="bold" officeooo:rsid="004ab6c9" officeooo:paragraph-rsid="004ab6c9" style:font-size-asian="14pt" style:font-weight-asian="bold" style:font-size-complex="16pt" style:font-weight-complex="bold"/>
    </style:style>
    <style:style style:name="P49" style:family="paragraph" style:parent-style-name="Standard" style:list-style-name="L3">
      <style:text-properties fo:color="#000000" style:font-name="IPAexGothic" fo:font-size="16pt" style:text-underline-style="none" fo:font-weight="bold" officeooo:rsid="004ab6c9" officeooo:paragraph-rsid="004c4a0a" style:font-size-asian="14pt" style:font-weight-asian="bold" style:font-size-complex="16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mfortaa" fo:font-size="14pt" fo:font-weight="bold" officeooo:rsid="004796ba" officeooo:paragraph-rsid="004484d9" style:font-size-asian="14pt" style:font-weight-asian="bold" style:font-size-complex="14pt" style:font-weight-complex="bold"/>
    </style:style>
    <style:style style:name="P51" style:family="paragraph" style:parent-style-name="Table_20_Contents">
      <style:text-properties style:font-name="Latin Modern Mono Prop" fo:font-size="14pt" officeooo:paragraph-rsid="004484d9" style:font-size-asian="14pt" style:font-size-complex="14pt"/>
    </style:style>
    <style:style style:name="P52" style:family="paragraph" style:parent-style-name="Table_20_Contents">
      <style:text-properties style:font-name="Latin Modern Mono Prop" fo:font-size="14pt" officeooo:rsid="00501a72" officeooo:paragraph-rsid="00501a72" style:font-size-asian="14pt" style:font-size-complex="14pt"/>
    </style:style>
    <style:style style:name="P53" style:family="paragraph" style:parent-style-name="Table_20_Contents">
      <style:text-properties style:font-name="Latin Modern Mono Prop" fo:font-size="14pt" officeooo:rsid="00492ff4" officeooo:paragraph-rsid="00492ff4" style:font-size-asian="14pt" style:font-size-complex="14pt"/>
    </style:style>
    <style:style style:name="P54" style:family="paragraph" style:parent-style-name="Table_20_Contents">
      <style:text-properties style:font-name="Latin Modern Mono Prop" fo:font-size="14pt" officeooo:rsid="0055a41d" officeooo:paragraph-rsid="0055a41d" style:font-size-asian="14pt" style:font-size-complex="14pt"/>
    </style:style>
    <style:style style:name="P55" style:family="paragraph" style:parent-style-name="Table_20_Contents">
      <style:text-properties style:font-name="Latin Modern Mono Prop" fo:font-size="14pt" officeooo:paragraph-rsid="0044edbc" style:font-size-asian="14pt" style:font-size-complex="14pt"/>
    </style:style>
    <style:style style:name="P56" style:family="paragraph" style:parent-style-name="Table_20_Contents">
      <style:text-properties style:font-name="Latin Modern Mono Prop" fo:font-size="14pt" officeooo:paragraph-rsid="00468a2f" style:font-size-asian="14pt" style:font-size-complex="14pt"/>
    </style:style>
    <style:style style:name="P57" style:family="paragraph" style:parent-style-name="Table_20_Contents">
      <style:text-properties style:font-name="Latin Modern Mono Prop" fo:font-size="14pt" officeooo:rsid="0049e398" officeooo:paragraph-rsid="0049e398" style:font-size-asian="14pt" style:font-size-complex="14pt"/>
    </style:style>
    <style:style style:name="P58" style:family="paragraph" style:parent-style-name="Table_20_Contents">
      <style:text-properties style:font-name="Latin Modern Mono Prop" fo:font-size="14pt" officeooo:paragraph-rsid="004796ba" style:font-size-asian="14pt" style:font-size-complex="14pt"/>
    </style:style>
    <style:style style:name="P59" style:family="paragraph" style:parent-style-name="Table_20_Contents">
      <style:text-properties style:font-name="Latin Modern Mono Prop" fo:font-size="14pt" officeooo:rsid="00581eb8" officeooo:paragraph-rsid="00581eb8" style:font-size-asian="14pt" style:font-size-complex="14pt"/>
    </style:style>
    <style:style style:name="P6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IPAexGothic" officeooo:rsid="0042d905"/>
    </style:style>
    <style:style style:name="T3" style:family="text">
      <style:text-properties fo:color="#009353" style:font-name="Comfortaa"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color="#009353" style:font-name="Comfortaa" fo:font-size="14pt" style:text-underline-style="none" fo:font-weight="bold" officeooo:rsid="000f202c" style:font-size-asian="14pt" style:font-weight-asian="bold" style:font-size-complex="14pt" style:font-weight-complex="bold"/>
    </style:style>
    <style:style style:name="T5" style:family="text">
      <style:text-properties fo:color="#009353" style:font-name="Comfortaa" fo:font-size="14pt" style:text-underline-style="none" fo:font-weight="normal" officeooo:rsid="000f202c" style:font-size-asian="14pt" style:font-weight-asian="normal" style:font-size-complex="14pt" style:font-weight-complex="normal"/>
    </style:style>
    <style:style style:name="T6" style:family="text">
      <style:text-properties fo:color="#009353" style:font-name="Comfortaa" fo:font-size="14pt" style:text-underline-style="none" fo:font-weight="normal" officeooo:rsid="0042d905" style:font-size-asian="14pt" style:font-weight-asian="normal" style:font-size-complex="14pt" style:font-weight-complex="normal"/>
    </style:style>
    <style:style style:name="T7" style:family="text">
      <style:text-properties fo:color="#00a65d" style:font-name="Comfortaa"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color="#00a65d" style:font-name="Comfortaa" fo:font-size="14pt" fo:font-weight="normal" style:font-size-asian="14pt" style:font-weight-asian="normal" style:font-size-complex="14pt" style:font-weight-complex="normal"/>
    </style:style>
    <style:style style:name="T9" style:family="text">
      <style:text-properties officeooo:rsid="0038967e"/>
    </style:style>
    <style:style style:name="T10" style:family="text">
      <style:text-properties officeooo:rsid="0042d905"/>
    </style:style>
    <style:style style:name="T11" style:family="text">
      <style:text-properties officeooo:rsid="004383fd"/>
    </style:style>
    <style:style style:name="T12" style:family="text">
      <style:text-properties officeooo:rsid="004484d9"/>
    </style:style>
    <style:style style:name="T13" style:family="text">
      <style:text-properties officeooo:rsid="004541e9"/>
    </style:style>
    <style:style style:name="T14" style:family="text">
      <style:text-properties officeooo:rsid="00468a2f"/>
    </style:style>
    <style:style style:name="T15" style:family="text">
      <style:text-properties officeooo:rsid="004796ba"/>
    </style:style>
    <style:style style:name="T16" style:family="text">
      <style:text-properties officeooo:rsid="00492ff4"/>
    </style:style>
    <style:style style:name="T17" style:family="text">
      <style:text-properties officeooo:rsid="0049e398"/>
    </style:style>
    <style:style style:name="T18" style:family="text">
      <style:text-properties style:font-name="Latin Modern Mono Prop"/>
    </style:style>
    <style:style style:name="T19" style:family="text">
      <style:text-properties officeooo:rsid="004e61d4"/>
    </style:style>
    <style:style style:name="T20" style:family="text">
      <style:text-properties officeooo:rsid="00501a72"/>
    </style:style>
    <style:style style:name="T21" style:family="text">
      <style:text-properties officeooo:rsid="0054de1b"/>
    </style:style>
    <style:style style:name="T22" style:family="text">
      <style:text-properties officeooo:rsid="0055a41d"/>
    </style:style>
    <style:style style:name="T23" style:family="text">
      <style:text-properties officeooo:rsid="00563b91"/>
    </style:style>
    <style:style style:name="T24" style:family="text">
      <style:text-properties officeooo:rsid="0059e6cf"/>
    </style:style>
    <style:style style:name="T25" style:family="text">
      <style:text-properties officeooo:rsid="0059ea7c"/>
    </style:style>
    <style:style style:name="T26" style:family="text">
      <style:text-properties officeooo:rsid="005bd56f"/>
    </style:style>
    <style:style style:name="T27" style:family="text">
      <style:text-properties officeooo:rsid="005c56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0">Compilers I </text:span>: CS3320 <text:span text:style-name="T9">Spring</text:span> 201<text:span text:style-name="T9">9</text:span></text:p>
      <text:p text:style-name="P8"/>
      <text:p text:style-name="Standard"><text:span text:style-name="T3">Programming Assignment 1 : </text:span><text:span text:style-name="T7">Toy Cool Programs</text:span></text:p>
      <text:p text:style-name="P10"/>
      <text:p text:style-name="P14"><text:span text:style-name="T4">Instructor</text:span><text:span text:style-name="T5"> : </text:span><text:span text:style-name="T6">Prof. </text:span><text:span text:style-name="T8">Ramakrishna Upadrasta</text:span></text:p>
      <text:p text:style-name="P9"><text:span text:style-name="T1">Author</text:span> : Puneet Mangla (CS17BTECH11029)</text:p>
      <text:p text:style-name="P9"/>
      <text:list xml:id="list2594015887" text:style-name="L1">
        <text:list-header>
          <text:p text:style-name="P28"><draw:line text:anchor-type="paragraph" draw:z-index="0" draw:name="Shape1" draw:style-name="gr1" draw:text-style-name="P60" svg:x1="0.06cm" svg:y1="0.48cm" svg:x2="15.274cm" svg:y2="0.48cm"><text:p/></draw:line></text:p>
        </text:list-header>
      </text:list>
      <text:p text:style-name="P12"/>
      <text:p text:style-name="P11"><text:span text:style-name="T2">Correct Programs</text:span> :</text:p>
      <text:p text:style-name="P47"/>
      <text:list xml:id="list77592956" text:style-name="L2">
        <text:list-item>
          <text:p text:style-name="P29">Absoulte difference</text:p>
          <text:p text:style-name="P45">Given two numbers find the absolute difference between them.</text:p>
          <text:p text:style-name="P29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Cool </text:p>
          </table:table-cell>
          <table:table-cell table:style-name="Table1.A1" office:value-type="string">
            <text:p text:style-name="P18">MIPS</text:p>
          </table:table-cell>
          <table:table-cell table:style-name="Table1.C1" office:value-type="string">
            <text:p text:style-name="P20">Correspondance</text:p>
          </table:table-cell>
        </table:table-row>
        <table:table-row>
          <table:table-cell table:style-name="Table1.A2" office:value-type="string">
            <text:list xml:id="list191228102218933" text:continue-numbering="true" text:style-name="L2">
              <text:list-header>
                <text:p text:style-name="P35">if (x-y) &lt; 0 then</text:p>
                <text:list>
                  <text:list-header>
                    <text:p text:style-name="P35">out_int(y-x)</text:p>
                  </text:list-header>
                </text:list>
                <text:p text:style-name="P35">else</text:p>
                <text:list text:continue-numbering="true">
                  <text:list-header>
                    <text:p text:style-name="P35">out_int(x-y)</text:p>
                  </text:list-header>
                </text:list>
                <text:p text:style-name="P35">fi</text:p>
              </text:list-header>
            </text:list>
          </table:table-cell>
          <table:table-cell table:style-name="Table1.A2" office:value-type="string">
            <text:p text:style-name="P21"><text:span text:style-name="T11"><text:s text:c="2"/>l</text:span>abel1: </text:p>
            <text:p text:style-name="P21"><text:s text:c="2"/>...</text:p>
            <text:p text:style-name="P22"><text:s text:c="2"/>sub<text:tab/> $t1 $t1 $t2 </text:p>
            <text:p text:style-name="P22"><text:s text:c="2"/>sw<text:tab/>$t1 12($a0) </text:p>
            <text:p text:style-name="P21"><text:s text:c="3"/>...</text:p>
            <text:p text:style-name="P22"><text:s text:c="2"/>blt<text:tab/> $t1 $t2 label4 </text:p>
            <text:p text:style-name="P22"><text:s text:c="2"/>la<text:tab/>$a0 bool_const0</text:p>
            <text:p text:style-name="P21"><text:s text:c="2"/>...</text:p>
          </table:table-cell>
          <table:table-cell table:style-name="Table1.C2" office:value-type="string">
            <text:p text:style-name="P21"><text:s/><text:span text:style-name="T16">Start of label</text:span></text:p>
            <text:p text:style-name="P21"/>
            <text:p text:style-name="P26"><text:s/>Subtracts both numbers</text:p>
            <text:p text:style-name="P26"><text:s/>stores the difference </text:p>
            <text:p text:style-name="P26"/>
            <text:p text:style-name="P26"><text:s/><text:span text:style-name="T22">compare </text:span>differnce<text:span text:style-name="T22">with 0</text:span></text:p>
            <text:p text:style-name="P54"><text:s/>prints the <text:span text:style-name="T25">abs. Difference when it returns from label4</text:span></text:p>
          </table:table-cell>
        </table:table-row>
      </table:table>
      <text:list xml:id="list191228295369010" text:continue-numbering="true" text:style-name="L2">
        <text:list-header>
          <text:p text:style-name="P44"><text:tab/></text:p>
        </text:list-header>
        <text:list-item>
          <text:p text:style-name="P33">Triangle</text:p>
          <text:p text:style-name="P45">Given three numbers check whether they form a triangle or not.</text:p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Cool </text:p>
          </table:table-cell>
          <table:table-cell table:style-name="Table2.A1" office:value-type="string">
            <text:p text:style-name="P19">MIPS</text:p>
          </table:table-cell>
          <table:table-cell table:style-name="Table2.C1" office:value-type="string">
            <text:p text:style-name="P20">Correspondance</text:p>
          </table:table-cell>
        </table:table-row>
        <table:table-row table:style-name="Table2.2">
          <table:table-cell table:style-name="Table2.A2" office:value-type="string">
            <text:p text:style-name="P38"><text:s/>if c &lt; a+b then</text:p>
            <text:p text:style-name="P38"><text:s text:c="4"/>if a &lt; b+c then</text:p>
            <text:p text:style-name="P38"><text:tab/>if b &lt; a+c then</text:p>
            <text:p text:style-name="P38"><text:s text:c="9"/>out_string("Triangle</text:p>
            <text:p text:style-name="P38"><text:s text:c="9"/>!\n")</text:p>
            <text:p text:style-name="P38"><text:tab/>else</text:p>
            <text:p text:style-name="P38"><text:tab/> out_string("Not</text:p>
            <text:p text:style-name="P38"><text:s text:c="8"/>triangle !\n")</text:p>
            <text:p text:style-name="P38"><text:tab/>fi</text:p>
            <text:p text:style-name="P38"><text:s text:c="4"/>else</text:p>
            <text:p text:style-name="P38"><text:soft-page-break/><text:tab/>out_string("Not</text:p>
            <text:p text:style-name="P38"><text:s text:c="7"/>triangle !\n")</text:p>
            <text:p text:style-name="P38"><text:s text:c="4"/>fi<text:tab/><text:tab/><text:tab/><text:tab/></text:p>
            <text:p text:style-name="P38"><text:s/>else<text:tab/><text:tab/><text:tab/>out_string("Not</text:p>
            <text:p text:style-name="P38"><text:s text:c="7"/>triangle !\n")</text:p>
            <text:p text:style-name="P38"><text:s/>fi</text:p>
          </table:table-cell>
          <table:table-cell table:style-name="Table2.A2" office:value-type="string">
            <text:p text:style-name="P22"><text:span text:style-name="T11"><text:s text:c="2"/>l</text:span>abel<text:span text:style-name="T20">2</text:span>: <text:s text:c="2"/></text:p>
            <text:p text:style-name="P22"><text:s text:c="2"/>...</text:p>
            <text:p text:style-name="P22"><text:s text:c="2"/>add<text:tab/>$t1 $t1 $t2</text:p>
            <text:p text:style-name="P22"><text:s text:c="3"/>...</text:p>
            <text:p text:style-name="P22"><text:s text:c="2"/>blt<text:tab/>$t1 $t2 label5</text:p>
            <text:p text:style-name="P22"><text:s text:c="2"/>...</text:p>
            <text:p text:style-name="P22"><text:s text:c="2"/>label5:</text:p>
            <text:p text:style-name="P22"><text:s text:c="2"/>...</text:p>
            <text:p text:style-name="P22"><text:s text:c="2"/>add<text:tab/>$t1 $t1 $t2</text:p>
            <text:p text:style-name="P22"><text:s text:c="2"/>...</text:p>
            <text:p text:style-name="P22"><text:soft-page-break/><text:s text:c="2"/>blt<text:tab/>$t1 $t2 label8</text:p>
            <text:p text:style-name="P22"><text:s text:c="2"/>...</text:p>
            <text:p text:style-name="P22"><text:s text:c="2"/>label8:</text:p>
            <text:p text:style-name="P22"><text:s/>...</text:p>
            <text:p text:style-name="P22"><text:s/>add<text:tab/>$t1 $t1 $t2</text:p>
            <text:p text:style-name="P22"><text:s/>...</text:p>
            <text:p text:style-name="P22"><text:s/>blt<text:tab/>$t1 $t2 label11</text:p>
            <text:p text:style-name="P22"><text:s/>la<text:tab/>$a0 bool_const0</text:p>
          </table:table-cell>
          <table:table-cell table:style-name="Table2.C2" office:value-type="string">
            <text:p text:style-name="P52">Start of label</text:p>
            <text:p text:style-name="P52"/>
            <text:p text:style-name="P52">Add a+b</text:p>
            <text:p text:style-name="P52"/>
            <text:p text:style-name="P52">Compare with a+b with c</text:p>
            <text:p text:style-name="P52"/>
            <text:p text:style-name="P52">Start of next label</text:p>
            <text:p text:style-name="P52"/>
            <text:p text:style-name="P52">Add b+c</text:p>
            <text:p text:style-name="P52"/>
            <text:p text:style-name="P52"><text:soft-page-break/>Compare b+c with a</text:p>
            <text:p text:style-name="P52"/>
            <text:p text:style-name="P52">Start of next label</text:p>
            <text:p text:style-name="P52"/>
            <text:p text:style-name="P52">Add a+c</text:p>
            <text:p text:style-name="P52"/>
            <text:p text:style-name="P52">Comapre a+c with b</text:p>
            <text:p text:style-name="P52"><text:s/><text:span text:style-name="T24">print the output string sfter returning from label11</text:span></text:p>
          </table:table-cell>
        </table:table-row>
      </table:table>
      <text:p text:style-name="P31"/>
      <text:list xml:id="list191229297636040" text:continue-numbering="true" text:style-name="L2">
        <text:list-item>
          <text:p text:style-name="P34">Perpendicular vectors</text:p>
          <text:p text:style-name="P46"><text:span text:style-name="T21">Check if two vectors are perpendicular or not</text:span>.</text:p>
        </text:list-item>
      </text:list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Cool </text:p>
          </table:table-cell>
          <table:table-cell table:style-name="Table3.A1" office:value-type="string">
            <text:p text:style-name="P19">MIPS</text:p>
          </table:table-cell>
          <table:table-cell table:style-name="Table3.C1" office:value-type="string">
            <text:p text:style-name="P20">Correspondance</text:p>
          </table:table-cell>
        </table:table-row>
        <table:table-row table:style-name="Table3.2">
          <table:table-cell table:style-name="Table3.A2" office:value-type="string">
            <text:p text:style-name="P5"><text:s/>If x1*x2 + y1*y2 = 0 <text:span text:style-name="T10">then </text:span></text:p>
            <text:p text:style-name="P4"><text:s text:c="3"/>out_string("Yes, they</text:p>
            <text:p text:style-name="P37"><text:s text:c="3"/>are perpendicular vectors</text:p>
            <text:p text:style-name="P37"><text:s text:c="3"/>!\n")</text:p>
            <text:p text:style-name="P4"><text:s/>else </text:p>
            <text:p text:style-name="P37"><text:s text:c="3"/>out_string("Oops, they</text:p>
            <text:p text:style-name="P37"><text:s text:c="3"/>are not perpendicular</text:p>
            <text:p text:style-name="P4"><text:s text:c="3"/>vectors !\n")</text:p>
            <text:p text:style-name="P4"><text:s/>fi</text:p>
          </table:table-cell>
          <table:table-cell table:style-name="Table3.A2" office:value-type="string">
            <text:p text:style-name="P22"><text:span text:style-name="T11"><text:s text:c="2"/>l</text:span>abel<text:span text:style-name="T12">3</text:span>: <text:s text:c="2"/></text:p>
            <text:p text:style-name="P22"><text:s text:c="2"/>...</text:p>
            <text:p text:style-name="P23"><text:s text:c="2"/>mul<text:tab/> $t1 $t1 $t2 </text:p>
            <text:p text:style-name="P22"><text:s text:c="2"/>...</text:p>
            <text:p text:style-name="P23"><text:s text:c="2"/>mul<text:tab/> $t1 $t1 $t2 </text:p>
            <text:p text:style-name="P22"><text:s text:c="2"/>...</text:p>
            <text:p text:style-name="P23"><text:s text:c="2"/>add<text:tab/> $t1 $t1 $t2 </text:p>
            <text:p text:style-name="P23"><text:s text:c="2"/>sw<text:tab/> $t1 12($a0) <text:s/></text:p>
            <text:p text:style-name="P22"><text:s text:c="2"/>...</text:p>
            <text:p text:style-name="P23"><text:s text:c="2"/>beq<text:tab/> $t1 $t2 label6 <text:s text:c="2"/></text:p>
            <text:p text:style-name="P23"><text:s text:c="2"/>la<text:tab/>$a1 bool_const0</text:p>
          </table:table-cell>
          <table:table-cell table:style-name="Table3.C2" office:value-type="string">
            <text:p text:style-name="P22"><text:s/><text:span text:style-name="T16">Start of label</text:span></text:p>
            <text:p text:style-name="P22"/>
            <text:p text:style-name="P22"><text:s/><text:span text:style-name="T16">multiply x coordinates</text:span></text:p>
            <text:p text:style-name="P22"/>
            <text:p text:style-name="P22"><text:s/><text:span text:style-name="T16">multiply y coordinates</text:span></text:p>
            <text:p text:style-name="P22"/>
            <text:p text:style-name="P22"><text:s/><text:span text:style-name="T16">add both of them to get dot product</text:span></text:p>
            <text:p text:style-name="P22"/>
            <text:p text:style-name="P22"><text:s/><text:span text:style-name="T16">comapre with 0 and print</text:span></text:p>
            <text:p text:style-name="P22"><text:s/><text:span text:style-name="T22">prints the ouput string sfter returning from label6</text:span></text:p>
          </table:table-cell>
        </table:table-row>
      </table:table>
      <text:list xml:id="list191228310737656" text:continue-numbering="true" text:style-name="L2">
        <text:list-header>
          <text:p text:style-name="P30"/>
        </text:list-header>
        <text:list-item>
          <text:p text:style-name="P30">Even and Odd number</text:p>
          <text:p text:style-name="P46">Find if a given number is even or odd.</text:p>
        </text:list-item>
      </text:list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7">Cool </text:p>
          </table:table-cell>
          <table:table-cell table:style-name="Table4.A1" office:value-type="string">
            <text:p text:style-name="P50">MIPS </text:p>
          </table:table-cell>
          <table:table-cell table:style-name="Table4.C1" office:value-type="string">
            <text:p text:style-name="P20">Correspondance</text:p>
          </table:table-cell>
        </table:table-row>
        <table:table-row table:style-name="Table4.2">
          <table:table-cell table:style-name="Table4.A2" office:value-type="string">
            <text:p text:style-name="P4"><text:s text:c="2"/>if (x - 2*(x/2)) = 0 then</text:p>
            <text:p text:style-name="P4"><text:s text:c="4"/>out_string("Even</text:p>
            <text:p text:style-name="P4"><text:s text:c="4"/>Number\n")</text:p>
            <text:p text:style-name="P4"><text:s text:c="2"/>else</text:p>
            <text:p text:style-name="P4"><text:s text:c="4"/>out_string("Odd</text:p>
            <text:p text:style-name="P4"><text:s text:c="4"/>Number\n")<text:tab/></text:p>
            <text:p text:style-name="P4"><text:s text:c="2"/>fi<text:tab/></text:p>
          </table:table-cell>
          <table:table-cell table:style-name="Table4.A2" office:value-type="string">
            <text:p text:style-name="P22"><text:span text:style-name="T11"><text:s text:c="2"/>l</text:span>abel<text:span text:style-name="T14">0</text:span>: <text:s text:c="3"/></text:p>
            <text:p text:style-name="P22"><text:s text:c="2"/>...</text:p>
            <text:p text:style-name="P24"><text:s text:c="2"/>div<text:tab/>$t1 $t1 $t2 </text:p>
            <text:p text:style-name="P22"><text:s text:c="3"/>...</text:p>
            <text:p text:style-name="P24"><text:s text:c="2"/>mul<text:tab/> $t1 $t1 $t2 <text:s/></text:p>
            <text:p text:style-name="P22"><text:s text:c="2"/>...</text:p>
            <text:p text:style-name="P24"><text:s text:c="2"/>sub<text:tab/> $t1 $t1 $t2 <text:s/></text:p>
            <text:p text:style-name="P22"><text:soft-page-break/><text:s text:c="2"/>...</text:p>
            <text:p text:style-name="P24"><text:s text:c="2"/>beq<text:tab/> $t1 $t2 label3 <text:s/></text:p>
            <text:p text:style-name="P24"><text:s text:c="2"/>la $a1 bool_const0 <text:s/></text:p>
            <text:p text:style-name="P22"><text:s text:c="2"/>...</text:p>
          </table:table-cell>
          <table:table-cell table:style-name="Table4.C2" office:value-type="string">
            <text:p text:style-name="P22"><text:s/><text:span text:style-name="T17">Start of label</text:span></text:p>
            <text:p text:style-name="P22"/>
            <text:p text:style-name="P27"><text:s/>Divide the number by 2</text:p>
            <text:p text:style-name="P27"/>
            <text:p text:style-name="P27"><text:s/>Multiply the result by 2</text:p>
            <text:p text:style-name="P27"/>
            <text:p text:style-name="P27"><text:s/>Subract the result from <text:soft-page-break/>original number</text:p>
            <text:p text:style-name="P27"><text:s/>Compare with 0 </text:p>
            <text:p text:style-name="P27"><text:s/><text:span text:style-name="T23">print the output string after returning from label3</text:span></text:p>
          </table:table-cell>
        </table:table-row>
      </table:table>
      <text:list xml:id="list191227691997091" text:continue-numbering="true" text:style-name="L2">
        <text:list-header>
          <text:p text:style-name="P30"/>
        </text:list-header>
        <text:list-item>
          <text:p text:style-name="P30">Pythogorean Triplet</text:p>
          <text:p text:style-name="P46">Check whether a triplet (h,p,b) froms a ptythogorean triplet.</text:p>
        </text:list-item>
      </text:list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7">Cool </text:p>
          </table:table-cell>
          <table:table-cell table:style-name="Table5.A1" office:value-type="string">
            <text:p text:style-name="P19">MIPS</text:p>
          </table:table-cell>
          <table:table-cell table:style-name="Table5.C1" office:value-type="string">
            <text:p text:style-name="P20">Correspondance</text:p>
          </table:table-cell>
        </table:table-row>
        <table:table-row table:style-name="Table5.2">
          <table:table-cell table:style-name="Table5.A2" office:value-type="string">
            <text:p text:style-name="P4"><text:s/>if h*h = p*p + b*b then</text:p>
            <text:p text:style-name="P37"><text:s text:c="2"/>out_string("Yes, they are</text:p>
            <text:p text:style-name="P37"><text:s text:c="2"/>pythogorean triplets !\n")</text:p>
            <text:p text:style-name="P4"><text:s/>else </text:p>
            <text:p text:style-name="P37"><text:s text:c="3"/>out_string("Oops, they</text:p>
            <text:p text:style-name="P37"><text:s text:c="3"/>are not pythogorean</text:p>
            <text:p text:style-name="P4"><text:s text:c="3"/>triplets !\n")</text:p>
            <text:p text:style-name="P4"><text:s text:c="2"/>fi<text:tab/></text:p>
          </table:table-cell>
          <table:table-cell table:style-name="Table5.A2" office:value-type="string">
            <text:p text:style-name="P22"><text:span text:style-name="T11"><text:s text:c="2"/>l</text:span>abel<text:span text:style-name="T15">2</text:span>: <text:s/></text:p>
            <text:p text:style-name="P22"><text:s text:c="2"/>...</text:p>
            <text:p text:style-name="P22"><text:s text:c="2"/>mul<text:tab/>$t1 $t1 $t2 </text:p>
            <text:p text:style-name="P22"><text:s text:c="3"/>...</text:p>
            <text:p text:style-name="P22"><text:s text:c="2"/>mul<text:tab/>$t1 $t1 $t2 <text:s/></text:p>
            <text:p text:style-name="P22"><text:s text:c="2"/>...</text:p>
            <text:p text:style-name="P25"><text:s text:c="2"/>mul<text:tab/>$t1 $t1 $t2 <text:s/></text:p>
            <text:p text:style-name="P22"><text:s text:c="2"/>...</text:p>
            <text:p text:style-name="P25"><text:s text:c="2"/>add<text:tab/>$t1 $t1 $t2 </text:p>
            <text:p text:style-name="P22"><text:s text:c="2"/>...</text:p>
            <text:p text:style-name="P25"><text:s text:c="2"/>beq<text:tab/>$t1 $t2 label5 </text:p>
            <text:p text:style-name="P25"/>
            <text:p text:style-name="P25"><text:s text:c="2"/>la $a1 bool_const0 </text:p>
          </table:table-cell>
          <table:table-cell table:style-name="Table5.C2" office:value-type="string">
            <text:p text:style-name="P22"><text:s/><text:span text:style-name="T17">Start of label</text:span></text:p>
            <text:p text:style-name="P22"/>
            <text:p text:style-name="P22"><text:s/><text:span text:style-name="T17">Square hypotenuse</text:span></text:p>
            <text:p text:style-name="P22"/>
            <text:p text:style-name="P27"><text:s/>Square perpendicular</text:p>
            <text:p text:style-name="P27"/>
            <text:p text:style-name="P27"><text:s/>Square base</text:p>
            <text:p text:style-name="P27"/>
            <text:p text:style-name="P27"><text:s/>Add base square and perpendicular square</text:p>
            <text:p text:style-name="P27"><text:s/>Compare with hypotenuse square</text:p>
            <text:p text:style-name="P59">print the output string <text:span text:style-name="T26">after returning from label5</text:span></text:p>
          </table:table-cell>
        </table:table-row>
      </table:table>
      <text:p text:style-name="P2"/>
      <text:p text:style-name="P1"/>
      <text:p text:style-name="P1"><draw:line text:anchor-type="paragraph" draw:z-index="1" draw:name="Shape1" draw:style-name="gr1" draw:text-style-name="P60" svg:x1="-1.131cm" svg:y1="0.148cm" svg:x2="18.078cm" svg:y2="0.143cm"><text:p/></draw:line></text:p>
      <text:p text:style-name="P13"><text:span text:style-name="T13">Incorrect Programs</text:span>:</text:p>
      <text:p text:style-name="P13"/>
      <text:list xml:id="list478693702" text:style-name="L3">
        <text:list-item>
          <text:p text:style-name="P32">Wrong Identifiers ( Section 10.1 )</text:p>
          <text:p text:style-name="P48"><text:span text:style-name="T18">Code snippet</text:span> :</text:p>
          <text:list>
            <text:list-header>
              <text:p text:style-name="P39">let 1x : Int &lt;- in_int() in</text:p>
              <text:list>
                <text:list-header>
                  <text:p text:style-name="P39">out_int(1x)</text:p>
                </text:list-header>
              </text:list>
            </text:list-header>
          </text:list>
        </text:list-item>
      </text:list>
      <text:p text:style-name="P6"><text:tab/><text:span text:style-name="T1">Error Message :</text:span></text:p>
      <text:p text:style-name="P6"><text:span text:style-name="T1"><text:tab/><text:tab/></text:span>syntax error at or near INT_CONST = 1</text:p>
      <text:p text:style-name="P6"><text:tab/><text:tab/>syntax error at or near OBJECTID = x</text:p>
      <text:p text:style-name="P6"><text:tab/><text:tab/>Compilation halted due to lex and parse errors</text:p>
      <text:p text:style-name="P6"><text:tab/><text:span text:style-name="T1">Study :</text:span></text:p>
      <text:p text:style-name="P6"><text:soft-page-break/><text:span text:style-name="T1"><text:tab/><text:tab/></text:span>1x is not a valid identifier in cool. When compiler <text:tab/><text:tab/><text:tab/>encounters 1, It assumes that a number should be there <text:tab/><text:tab/>but <text:tab/>when encounters x throws a parsing error because <text:tab/><text:tab/>it is <text:tab/>unexpected. </text:p>
      <text:p text:style-name="P6"/>
      <text:list xml:id="list191228382660314" text:continue-numbering="true" text:style-name="L3">
        <text:list-item>
          <text:p text:style-name="P32">Wrong Strings (Section 10.2)</text:p>
          <text:p text:style-name="P48"><text:span text:style-name="T18">Code snippet</text:span> :</text:p>
          <text:list>
            <text:list-header>
              <text:p text:style-name="P39">let str : String &lt;- "Hello there ,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9">I am using cool" in 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9">out_string(str)</text:p>
                </text:list-item>
              </text:list>
            </text:list-header>
          </text:list>
          <text:p text:style-name="P42">Error Message :</text:p>
          <text:list text:continue-numbering="true">
            <text:list-header>
              <text:p text:style-name="P39">syntax error at or near ERROR = Unterminated string constant</text:p>
              <text:p text:style-name="P39">Compilation halted due to lex and parse errors</text:p>
            </text:list-header>
          </text:list>
          <text:p text:style-name="P42">Study :</text:p>
          <text:list text:continue-numbering="true">
            <text:list-header>
              <text:p text:style-name="P41">According to cool lexical conventions a non-escaped newline character may not appear in a string. But at first line there is a newline which is non-escaped and <text:span text:style-name="T27">this is</text:span> the reason of the error.</text:p>
            </text:list-header>
          </text:list>
          <text:p text:style-name="P39"/>
        </text:list-item>
        <text:list-item>
          <text:p text:style-name="P32">Wrong Comments (Section 10.3)</text:p>
          <text:p text:style-name="P49"><text:span text:style-name="T18">Code snippet</text:span> :</text:p>
          <text:list>
            <text:list-header>
              <text:p text:style-name="P40">let str : String &lt;- "Hello there , I am using cool\n" in -section 10.3 : line 1</text:p>
              <text:list>
                <text:list-header>
                  <text:p text:style-name="P40">out_string(str)</text:p>
                </text:list-header>
              </text:list>
            </text:list-header>
          </text:list>
          <text:p text:style-name="P43">Error Message :</text:p>
          <text:list text:continue-numbering="true">
            <text:list-header>
              <text:p text:style-name="P40">syntax error at or near '-'</text:p>
              <text:p text:style-name="P40">Compilation halted due to lex and parse errors</text:p>
            </text:list-header>
          </text:list>
          <text:p text:style-name="P43">Study :</text:p>
          <text:list text:continue-numbering="true">
            <text:list-header>
              <text:p text:style-name="P41">When compiler sees ‘-’ token it assumes that another ‘-’ token should follow to start the comments but throws an error because no other ‘-’ character that is <text:span text:style-name="T27">found</text:span>.</text:p>
              <text:p text:style-name="P41"/>
            </text:list-header>
          </text:list>
        </text:list-item>
        <text:list-item>
          <text:p text:style-name="P32">Wrong Keywords (Section 10.4)</text:p>
          <text:p text:style-name="P49"><text:span text:style-name="T18">Code snippet</text:span> :</text:p>
          <text:list>
            <text:list-header>
              <text:p text:style-name="P40"><text:soft-page-break/>let class : Int &lt;- 10 in </text:p>
              <text:list>
                <text:list-header>
                  <text:p text:style-name="P40">out_int(3*class)</text:p>
                </text:list-header>
              </text:list>
            </text:list-header>
          </text:list>
          <text:p text:style-name="P43">Error Message :</text:p>
          <text:list text:continue-numbering="true">
            <text:list-header>
              <text:p text:style-name="P40">syntax error at or near CLASS</text:p>
              <text:p text:style-name="P40">syntax error at or near CLASS</text:p>
              <text:p text:style-name="P40">Compilation halted due to lex and parse errors</text:p>
            </text:list-header>
          </text:list>
          <text:p text:style-name="P43">Study :</text:p>
          <text:list text:continue-numbering="true">
            <text:list-header>
              <text:p text:style-name="P41">‘class’ is a reserved keyword in cool for declaring classes. Since it is reserved we can’t use it as a variable name and hence the cool compilers throws the error. <text:span text:style-name="T27">It expects a class defination after keyword ‘class’.</text:span></text:p>
              <text:p text:style-name="P41"/>
            </text:list-header>
          </text:list>
        </text:list-item>
        <text:list-item>
          <text:p text:style-name="P32">Wrong whitespaces (Section 10.5)</text:p>
          <text:p text:style-name="P49"><text:span text:style-name="T18">Code snippet</text:span> :</text:p>
          <text:list>
            <text:list-header>
              <text:p text:style-name="P40">let xwhitespace: Int &lt;- in_int() in<text:tab/></text:p>
              <text:list>
                <text:list-header>
                  <text:p text:style-name="P40">out_int(x)<text:tab/><text:tab/></text:p>
                </text:list-header>
              </text:list>
            </text:list-header>
          </text:list>
          <text:p text:style-name="P43">Error Message :</text:p>
          <text:list text:continue-numbering="true">
            <text:list-header>
              <text:p text:style-name="P40">Undeclared identifier x.</text:p>
              <text:p text:style-name="P40">In call of method out_int, type Object of parameter arg does not conform to declared type Int.</text:p>
              <text:p text:style-name="P40">Compilation halted due to lex and parse errors</text:p>
            </text:list-header>
          </text:list>
          <text:p text:style-name="P43">Study :</text:p>
          <text:list text:continue-numbering="true">
            <text:list-header>
              <text:p text:style-name="P41">whitespace should be blank, \n, \r, \t, \v. ‘<text:span text:style-name="T19">whitespace’ can’t be used to seperate &lt;x&gt; and &lt;:&gt; . Cool compilers thinks ‘xwhitespace’t to be an identifier and throws an error when it tries to print ‘x’ which is undeclared.</text:span></text:p>
            </text:list-header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atin Modern Mono Prop" svg:font-family="'Latin Modern Mono Prop'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ed1c24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0:12:20.620947965</meta:creation-date>
    <meta:generator>LibreOffice/6.0.7.3$Linux_X86_64 LibreOffice_project/00m0$Build-3</meta:generator>
    <dc:date>2019-04-02T19:12:27.148737852</dc:date>
    <meta:editing-duration>PT2H25M16S</meta:editing-duration>
    <meta:editing-cycles>40</meta:editing-cycles>
    <meta:document-statistic meta:table-count="5" meta:image-count="0" meta:object-count="0" meta:page-count="5" meta:paragraph-count="220" meta:word-count="885" meta:character-count="5179" meta:non-whitespace-character-count="4162"/>
  </office:meta>
</office:document-meta>
</file>